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Roman" svg:font-family="'Latin Modern Roman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officeooo:paragraph-rsid="001e1d35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1e1d35"/>
    </style:style>
    <style:style style:name="P3" style:family="paragraph" style:parent-style-name="Standard">
      <style:paragraph-properties fo:text-align="start" style:justify-single-word="false" style:writing-mode="lr-tb"/>
      <style:text-properties fo:color="#ff0000" loext:opacity="100%" style:font-name="Latin Modern Roman" fo:language="es" fo:country="ES" fo:font-weight="bold" officeooo:paragraph-rsid="001e1d35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color="#ff0000" loext:opacity="100%" style:font-name="Latin Modern Roman" fo:language="es" fo:country="ES" officeooo:paragraph-rsid="001e1d35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e1d35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atin Modern Roman" fo:language="es" fo:country="ES" officeooo:paragraph-rsid="001e1d35"/>
    </style:style>
    <style:style style:name="P7" style:family="paragraph" style:parent-style-name="Standard">
      <style:paragraph-properties fo:text-align="justify" style:justify-single-word="false" style:writing-mode="lr-tb"/>
      <style:text-properties style:use-window-font-color="true" loext:opacity="0%" officeooo:paragraph-rsid="001e1d35"/>
    </style:style>
    <style:style style:name="T1" style:family="text">
      <style:text-properties style:font-name="Latin Modern Roman" fo:language="es" fo:country="ES"/>
    </style:style>
    <style:style style:name="T2" style:family="text">
      <style:text-properties style:font-name="Latin Modern Roman" fo:language="es" fo:country="ES" officeooo:rsid="00100138"/>
    </style:style>
    <style:style style:name="T3" style:family="text">
      <style:text-properties style:font-name="Latin Modern Roman" fo:language="es" fo:country="ES" style:text-underline-style="none"/>
    </style:style>
    <style:style style:name="T4" style:family="text">
      <style:text-properties style:font-name="Latin Modern Roman" fo:language="es" fo:country="ES" officeooo:rsid="001e1d35"/>
    </style:style>
    <style:style style:name="T5" style:family="text">
      <style:text-properties style:font-name="Latin Modern Roman" fo:language="es" fo:country="ES" officeooo:rsid="001e1d35"/>
    </style:style>
    <style:style style:name="T6" style:family="text">
      <style:text-properties style:font-name="Latin Modern Roman" fo:language="es" fo:country="ES"/>
    </style:style>
    <style:style style:name="T7" style:family="text">
      <style:text-properties fo:color="#ff0000" loext:opacity="100%" style:font-name="Latin Modern Roman" fo:language="es" fo:country="ES"/>
    </style:style>
    <style:style style:name="T8" style:family="text">
      <style:text-properties fo:color="#ff0000" loext:opacity="100%" style:font-name="Latin Modern Roman" fo:language="es" fo:country="E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8"><text:span text:style-name="T8">ORACIÓN DE LOS FIELES</text:span></text:p>
      <text:p text:style-name="P3" loext:marker-style-name="T8"/>
      <text:p text:style-name="P5" loext:marker-style-name="T8"><text:span text:style-name="T8"><text:tab/>Intenciones:</text:span></text:p>
      <text:p text:style-name="P4" loext:marker-style-name="T7"/>
      <text:p text:style-name="P5" loext:marker-style-name="T7"><text:span text:style-name="T7"><text:tab/>a) por las necesidades de la Iglesia;</text:span></text:p>
      <text:p text:style-name="P1" loext:marker-style-name="T1"><text:span text:style-name="T1">Oremos </text:span><text:span text:style-name="T4">p</text:span><text:span text:style-name="T1">or la santa Iglesia de Dios:</text:span></text:p>
      <text:p text:style-name="P1" loext:marker-style-name="T1"><text:span text:style-name="T1">para que sea rica en frutos del Espíritu Santo, conserve siempre el gozo, la paz y el amor, y manifiesta así al mundo la presencia de Cristo. </text:span><text:span text:style-name="T7">R/.</text:span></text:p>
      <text:p text:style-name="P6" loext:marker-style-name="T1"/>
      <text:p text:style-name="P1" loext:marker-style-name="T1"><text:span text:style-name="T7"><text:tab/>b) por los gobernantes y por la salvación del mundo entero;</text:span></text:p>
      <text:p text:style-name="P1" loext:marker-style-name="T1"><text:span text:style-name="T2">Oremos</text:span><text:span text:style-name="T1"> por los gobernantes, soberanos y jefes de las naciones del mundo entero, en especial por nuestro presidente </text:span><text:span text:style-name="T7">N.</text:span><text:span text:style-name="T1"> y todos lo que conforman el gobierno;</text:span></text:p>
      <text:p text:style-name="P1" loext:marker-style-name="T1"><text:span text:style-name="T1">para que, </text:span><text:span text:style-name="T4">Dios</text:span><text:span text:style-name="T1"> les conceda la sabiduría de regir con rectitud y hagan manifiesta la unión con el digno y vale-roso pueblo de Dios. </text:span><text:span text:style-name="T7">R/.</text:span></text:p>
      <text:p text:style-name="P6" loext:marker-style-name="T1"/>
      <text:p text:style-name="P5" loext:marker-style-name="T7"><text:span text:style-name="T7"><text:tab/>c) por aquellos que se encuentran en necesidades particulares;</text:span></text:p>
      <text:p text:style-name="P1" loext:marker-style-name="T1"><text:span text:style-name="T4">Oremos p</text:span><text:span text:style-name="T1">or todos los hogares de la tierra, por todos los esposos, los padres y los hijos, por los ancianos y los huérfanos,</text:span></text:p>
      <text:p text:style-name="P1" loext:marker-style-name="T1"><text:span text:style-name="T1">para que, </text:span><text:span text:style-name="T4">por medio d</text:span><text:span text:style-name="T1">el Espíritu Santo escuchen la voz Jesucristo y sientan consuelo del</text:span></text:p>
      <text:p text:style-name="P1" loext:marker-style-name="T1"><text:span text:style-name="T1">amor de Padre. </text:span><text:span text:style-name="T7">R/.</text:span></text:p>
      <text:p text:style-name="P6" loext:marker-style-name="T1"/>
      <text:p text:style-name="P5" loext:marker-style-name="T7"><text:span text:style-name="T7"><text:tab/>d) por la comunidad local;</text:span></text:p>
      <text:p text:style-name="P1" loext:marker-style-name="T1"><text:span text:style-name="T4">Oremos p</text:span><text:span text:style-name="T1">or todos los presentes, y especialmente por los familiares y amigos de estos nuevos esposos:</text:span></text:p>
      <text:p text:style-name="P1" loext:marker-style-name="T1"><text:span text:style-name="T1">para que participemos aquí en su felicidad y seamos admitidos con ellos a la dicha eterna. </text:span><text:span text:style-name="T7">R/.</text:span></text:p>
      <text:p text:style-name="P6" loext:marker-style-name="T1"/>
      <text:p text:style-name="P5" loext:marker-style-name="T7"><text:span text:style-name="T7"><text:tab/>e) por los nuevos esposos;</text:span></text:p>
      <text:p text:style-name="P1" loext:marker-style-name="T1"><text:span text:style-name="T1">Oremos por los nuevos esposo </text:span><text:span text:style-name="T7">N.</text:span><text:span text:style-name="T1"> y </text:span><text:span text:style-name="T7">N.</text:span></text:p>
      <text:p text:style-name="P1" loext:marker-style-name="T1"><text:span text:style-name="T1">para que guarden inquebrantable fidelidad que se han prometido ante el altar. </text:span><text:span text:style-name="T7">R/.</text:span></text:p>
      <text:p text:style-name="P1" loext:marker-style-name="T1"><text:span text:style-name="T7"/></text:p>
      <text:p text:style-name="P7" loext:marker-style-name="T1"><text:span text:style-name="T1">Oremos </text:span><text:span text:style-name="T4">p</text:span><text:span text:style-name="T1">or los nuevos esposos: para que Dios bendiga su amor con el brote de nuevas vidas que los alegren y los apoyen en su ancianidad. </text:span><text:span text:style-name="T7">R/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Roman" svg:font-family="'Latin Modern Roman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1:40:48.172174683</meta:creation-date>
    <dc:date>2023-12-12T11:57:46.269555542</dc:date>
    <meta:editing-duration>PT16M58S</meta:editing-duration>
    <meta:editing-cycles>1</meta:editing-cycles>
    <meta:generator>LibreOffice/7.5.6.2$Linux_X86_64 LibreOffice_project/50$Build-2</meta:generator>
    <meta:document-statistic meta:table-count="0" meta:image-count="0" meta:object-count="0" meta:page-count="1" meta:paragraph-count="19" meta:word-count="251" meta:character-count="1399" meta:non-whitespace-character-count="1161"/>
  </office:meta>
</office:document-meta>
</file>